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1">
      <style:table-cell-properties fo:background-color="#0b8000"/>
      <style:text-properties fo:color="#000080" style:text-line-through-style="solid" style:text-line-through-type="single"/>
    </style:style>
    <style:style style:name="ce2" style:family="table-cell" style:parent-style-name="Default">
      <style:table-cell-properties fo:border="1.39pt solid #000000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end"/>
      <style:text-properties fo:color="#000080" fo:font-size="18pt" style:text-underline-style="solid" style:text-underline-width="auto" style:text-underline-color="#000080" fo:font-weight="bold" style:font-size-asian="18pt" style:font-size-complex="18pt"/>
    </style:style>
    <style:style style:name="ce4" style:family="table-cell" style:parent-style-name="Default">
      <style:table-cell-properties fo:border="2.86pt dash-dot #000080"/>
      <style:text-properties fo:font-style="italic"/>
    </style:style>
    <style:style style:name="ce5" style:family="table-cell" style:parent-style-name="Default">
      <style:table-cell-properties fo:border="0.54pt dashed #0b8000"/>
    </style:style>
  </office:automatic-styles>
  <office:body>
    <office:spreadsheet>
      <table:table table:name="ChartTest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42" calcext:value-type="float">
            <text:p>42</text:p>
          </table:table-cell>
          <table:table-cell office:value-type="float" office:value="58.9000015258789" calcext:value-type="float">
            <text:p>58.9000015259</text:p>
          </table:table-cell>
          <table:table-cell office:value-type="float" office:value="-66.5" calcext:value-type="float">
            <text:p>-66.5</text:p>
          </table:table-cell>
          <table:table-cell office:value-type="float" office:value="43.4000015258789" calcext:value-type="float">
            <text:p>43.4000015259</text:p>
          </table:table-cell>
          <table:table-cell office:value-type="float" office:value="44.5" calcext:value-type="float">
            <text:p>44.5</text:p>
          </table:table-cell>
          <table:table-cell office:value-type="float" office:value="45.2999992370606" calcext:value-type="float">
            <text:p>45.2999992371</text:p>
          </table:table-cell>
          <table:table-cell office:value-type="float" office:value="-67.3000030517578" calcext:value-type="float">
            <text:p>-67.3000030518</text:p>
          </table:table-cell>
          <table:table-cell office:value-type="float" office:value="30.5" calcext:value-type="float">
            <text:p>30.5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-97.3000030517578" calcext:value-type="float">
            <text:p>-97.3000030518</text:p>
          </table:table-cell>
          <table:table-cell office:value-type="float" office:value="22.3999996185303" calcext:value-type="float">
            <text:p>22.3999996185</text:p>
          </table:table-cell>
          <table:table-cell office:value-type="float" office:value="23.5" calcext:value-type="float">
            <text:p>23.5</text:p>
          </table:table-cell>
          <table:table-cell table:formula="of:=SUM([.B2:.M2])" office:value-type="float" office:value="102.599996566772" calcext:value-type="float">
            <text:p>102.5999965668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1" calcext:value-type="float">
            <text:p>21</text:p>
          </table:table-cell>
          <table:table-cell office:value-type="float" office:value="40.9000015258789" calcext:value-type="float">
            <text:p>40.9000015259</text:p>
          </table:table-cell>
          <table:table-cell office:value-type="float" office:value="-57.5" calcext:value-type="float">
            <text:p>-57.5</text:p>
          </table:table-cell>
          <table:table-cell office:value-type="float" office:value="-23.3999996185303" calcext:value-type="float">
            <text:p>-23.3999996185</text:p>
          </table:table-cell>
          <table:table-cell office:value-type="float" office:value="34.5" calcext:value-type="float">
            <text:p>34.5</text:p>
          </table:table-cell>
          <table:table-cell office:value-type="float" office:value="59.2999992370605" calcext:value-type="float">
            <text:p>59.2999992371</text:p>
          </table:table-cell>
          <table:table-cell office:value-type="float" office:value="27.2999992370605" calcext:value-type="float">
            <text:p>27.2999992371</text:p>
          </table:table-cell>
          <table:table-cell office:value-type="float" office:value="-38.5" calcext:value-type="float">
            <text:p>-38.5</text:p>
          </table:table-cell>
          <table:table-cell office:value-type="float" office:value="43.2000007629395" calcext:value-type="float">
            <text:p>43.2000007629</text:p>
          </table:table-cell>
          <table:table-cell office:value-type="float" office:value="57.2999992370606" calcext:value-type="float">
            <text:p>57.2999992371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28.5" calcext:value-type="float">
            <text:p>28.5</text:p>
          </table:table-cell>
          <table:table-cell table:formula="of:=SUM([.B3:.M3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1.4500007629395" calcext:value-type="float">
            <text:p>31.4500007629</text:p>
          </table:table-cell>
          <table:table-cell office:value-type="float" office:value="-20.8999996185303" calcext:value-type="float">
            <text:p>-20.8999996185</text:p>
          </table:table-cell>
          <table:table-cell office:value-type="float" office:value="-117.5" calcext:value-type="float">
            <text:p>-117.5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-114.5" calcext:value-type="float">
            <text:p>-114.5</text:p>
          </table:table-cell>
          <table:table-cell office:value-type="float" office:value="115.300003051758" calcext:value-type="float">
            <text:p>115.3000030518</text:p>
          </table:table-cell>
          <table:table-cell office:value-type="float" office:value="-171.300003051758" calcext:value-type="float">
            <text:p>-171.3000030518</text:p>
          </table:table-cell>
          <table:table-cell office:value-type="float" office:value="89.5" calcext:value-type="float">
            <text:p>89.5</text:p>
          </table:table-cell>
          <table:table-cell office:value-type="float" office:value="41.2000007629395" calcext:value-type="float">
            <text:p>41.2000007629</text:p>
          </table:table-cell>
          <table:table-cell office:value-type="float" office:value="71.3000030517578" calcext:value-type="float">
            <text:p>71.3000030518</text:p>
          </table:table-cell>
          <table:table-cell office:value-type="float" office:value="25.3999996185303" calcext:value-type="float">
            <text:p>25.3999996185</text:p>
          </table:table-cell>
          <table:table-cell office:value-type="float" office:value="38.5" calcext:value-type="float">
            <text:p>38.5</text:p>
          </table:table-cell>
          <table:table-cell table:formula="of:=SUM([.B4:.M4])" office:value-type="float" office:value="11.850004196167" calcext:value-type="float">
            <text:p>11.8500041962</text:p>
          </table:table-cell>
        </table:table-row>
      </table:table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vely 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Anurag" table:style-name="ta1">
        <table:table-column table:style-name="co1" table:number-columns-repeated="11" table:default-cell-style-name="Default"/>
        <table:table-row table:style-name="ro2">
          <table:table-cell table:style-name="ce1" office:value-type="string" calcext:value-type="string">
            <text:p>Vatika</text:p>
          </table:table-cell>
          <table:table-cell table:style-name="ce3" office:value-type="string" calcext:value-type="string">
            <text:p>Vatika</text:p>
          </table:table-cell>
          <table:table-cell/>
          <table:table-cell office:value-type="float" office:value="1.09099352359772" calcext:value-type="float">
            <text:p>1.090993523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Vatika</text:p>
          </table:table-cell>
          <table:table-cell table:style-name="ce5" office:value-type="float" office:value="3.14000010490417" calcext:value-type="float">
            <text:p>3.1400001049</text:p>
          </table:table-cell>
          <table:table-cell office:value-type="float" office:value="1.48746776580811" calcext:value-type="float">
            <text:p>1.48746776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13000011444092" calcext:value-type="float">
            <text:p>2.1300001144</text:p>
          </table:table-cell>
          <table:table-cell office:value-type="float" office:value="1.89795100688934" calcext:value-type="float">
            <text:p>1.8979510069</text:p>
          </table:table-cell>
          <table:table-cell office:value-type="float" office:value="1.44000005722046" calcext:value-type="float">
            <text:p>1.4400000572</text:p>
          </table:table-cell>
          <table:table-cell table:formula="of:=[.C3]+[.D3]" office:value-type="float" office:value="4.02795112133026" calcext:value-type="float">
            <text:p>4.02795112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0000004768372" calcext:value-type="float">
            <text:p>1.2000000477</text:p>
          </table:table-cell>
          <table:table-cell office:value-type="float" office:value="100.099998474121" calcext:value-type="float">
            <text:p>100.099998474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0qweqwe</text:p>
          </table:table-cell>
          <table:table-cell table:number-columns-repeated="2" office:value-type="string" calcext:value-type="string">
            <text:p>1HelloWor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.58692526817322" calcext:value-type="float">
            <text:p>2.586925268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0266718864441" calcext:value-type="float">
            <text:p>3.50266718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7602972984314" calcext:value-type="float">
            <text:p>4.76029729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6.22550439834595" calcext:value-type="float">
            <text:p>6.225504398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atika</text:p>
          </table:table-cell>
          <table:table-cell office:value-type="float" office:value="11.0432214736938" calcext:value-type="float">
            <text:p>11.04322147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8923597335815" calcext:value-type="float">
            <text:p>11.89235973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5820722579956" calcext:value-type="float">
            <text:p>12.5820722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91681098938" calcext:value-type="float">
            <text:p>12.99168109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.4223213195801" calcext:value-type="float">
            <text:p>13.42232131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.5099487304688" calcext:value-type="float">
            <text:p>13.50994873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.5432825088501" calcext:value-type="float">
            <text:p>13.543282508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.3077116012573" calcext:value-type="float">
            <text:p>14.3077116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.921612739563" calcext:value-type="float">
            <text:p>14.92161273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.018087387085" calcext:value-type="float">
            <text:p>15.018087387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.5303688049316" calcext:value-type="float">
            <text:p>15.53036880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3385334014893" calcext:value-type="float">
            <text:p>16.3385334015</text:p>
          </table:table-cell>
          <table:table-cell table:number-columns-repeated="6"/>
          <table:table-cell office:value-type="string" calcext:value-type="string">
            <text:p>Hello world</text:p>
          </table:table-cell>
        </table:table-row>
        <table:table-row table:style-name="ro1">
          <table:table-cell table:number-columns-repeated="3"/>
          <table:table-cell office:value-type="float" office:value="17.7346439361572" calcext:value-type="float">
            <text:p>17.734643936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.9589405059814" calcext:value-type="float">
            <text:p>17.9589405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.5877323150635" calcext:value-type="float">
            <text:p>19.58773231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.3255939483643" calcext:value-type="float">
            <text:p>20.32559394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.6271781921387" calcext:value-type="float">
            <text:p>20.62717819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.2216453552246" calcext:value-type="float">
            <text:p>21.22164535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.3622207641602" calcext:value-type="float">
            <text:p>21.36222076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.3156547546387" calcext:value-type="float">
            <text:p>22.31565475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.9443092346191" calcext:value-type="float">
            <text:p>23.944309234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.1682243347168" calcext:value-type="float">
            <text:p>26.16822433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.5593605041504" calcext:value-type="float">
            <text:p>26.55936050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.802677154541" calcext:value-type="float">
            <text:p>27.80267715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.2144336700439" calcext:value-type="float">
            <text:p>30.214433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.9469871520996" calcext:value-type="float">
            <text:p>30.94698715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1.7678546905518" calcext:value-type="float">
            <text:p>31.76785469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4.2680778503418" calcext:value-type="float">
            <text:p>34.26807785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2.117488861084" calcext:value-type="float">
            <text:p>42.11748886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3.8649444580078" calcext:value-type="float">
            <text:p>43.8649444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4.4122734069824" calcext:value-type="float">
            <text:p>44.4122734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.1363296508789" calcext:value-type="float">
            <text:p>45.13632965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.1649398803711" calcext:value-type="float">
            <text:p>46.16493988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6.797721862793" calcext:value-type="float">
            <text:p>46.79772186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2030410766602" calcext:value-type="float">
            <text:p>48.20304107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2193946838379" calcext:value-type="float">
            <text:p>48.21939468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4519805908203" calcext:value-type="float">
            <text:p>48.45198059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8.7272415161133" calcext:value-type="float">
            <text:p>48.72724151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1136131286621" calcext:value-type="float">
            <text:p>49.113613128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3625984191895" calcext:value-type="float">
            <text:p>49.36259841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9.3625984191895" calcext:value-type="float">
            <text:p>49.36259841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00:03:08.333282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3:24:41.670577789</meta:creation-date>
    <dc:date>2016-09-17T00:03:17.061178676</dc:date>
    <meta:editing-duration>P0D</meta:editing-duration>
    <meta:editing-cycles>4</meta:editing-cycles>
    <meta:generator>LibreOffice/5.1.4.2$Linux_X86_64 LibreOffice_project/10m0$Build-2</meta:generator>
    <meta:document-statistic meta:table-count="3" meta:cell-count="146" meta:object-count="0"/>
  </office:meta>
</office:document-meta>
</file>